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100000424806890E90AE8ACEC.png" manifest:media-type="image/png"/>
  <manifest:file-entry manifest:full-path="Pictures/100000010000074100000424046B1901DE0E3C5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337cm" svg:y="-1.005cm" svg:width="18.734cm" svg:height="12.43cm" draw:z-index="0"><draw:image xlink:href="Pictures/100000010000074100000424046B1901DE0E3C55.png" xlink:type="simple" xlink:show="embed" xlink:actuate="onLoad" draw:mime-type="image/png"/></draw:frame><draw:frame draw:style-name="fr1" draw:name="Image2" text:anchor-type="char" svg:x="-0.707cm" svg:y="13.638cm" svg:width="18.946cm" svg:height="13.342cm" draw:z-index="1"><draw:image xlink:href="Pictures/100000010000074100000424806890E90AE8ACE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3T14:35:55.247350434</meta:creation-date>
    <dc:date>2023-10-23T14:37:23.339233138</dc:date>
    <meta:editing-duration>PT1M28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